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sian="Aptos" style:font-name-complex="Aptos"/>
    </style:style>
    <style:style style:name="T3" style:parent-style-name="DefaultParagraphFont" style:family="text">
      <style:text-properties style:font-name-asian="Aptos" style:font-name-complex="Aptos"/>
    </style:style>
    <style:style style:name="T4" style:parent-style-name="DefaultParagraphFont" style:family="text">
      <style:text-properties style:font-name-asian="Aptos" style:font-name-complex="Aptos"/>
    </style:style>
    <style:style style:name="T5" style:parent-style-name="DefaultParagraphFont" style:family="text">
      <style:text-properties style:font-name-asian="Aptos" style:font-name-complex="Aptos"/>
    </style:style>
    <style:style style:name="T6" style:parent-style-name="DefaultParagraphFont" style:family="text">
      <style:text-properties style:font-name-asian="Aptos" style:font-name-complex="Aptos"/>
    </style:style>
    <style:style style:name="T7" style:parent-style-name="DefaultParagraphFont" style:family="text">
      <style:text-properties style:font-name-asian="Aptos" style:font-name-complex="Aptos"/>
    </style:style>
    <style:style style:name="P8" style:parent-style-name="Normal" style:family="paragraph">
      <style:text-properties style:font-name-asian="Aptos" style:font-name-complex="Aptos"/>
    </style:style>
    <style:style style:name="T9" style:parent-style-name="DefaultParagraphFont" style:family="text">
      <style:text-properties style:font-name-asian="Aptos" style:font-name-complex="Aptos"/>
    </style:style>
    <style:style style:name="T10" style:parent-style-name="DefaultParagraphFont" style:family="text">
      <style:text-properties style:font-name-asian="Aptos" style:font-name-complex="Aptos"/>
    </style:style>
    <style:style style:name="T11" style:parent-style-name="DefaultParagraphFont" style:family="text">
      <style:text-properties style:font-name-asian="Aptos" style:font-name-complex="Aptos"/>
    </style:style>
    <style:style style:name="T12" style:parent-style-name="DefaultParagraphFont" style:family="text">
      <style:text-properties style:font-name-asian="Aptos" style:font-name-complex="Aptos"/>
    </style:style>
    <style:style style:name="T13" style:parent-style-name="DefaultParagraphFont" style:family="text">
      <style:text-properties style:font-name-asian="Aptos" style:font-name-complex="Aptos"/>
    </style:style>
    <style:style style:name="P14" style:parent-style-name="Normal" style:family="paragraph">
      <style:paragraph-properties fo:margin-left="-0.0138in" fo:margin-right="-0.0138in">
        <style:tab-stops/>
      </style:paragraph-properties>
    </style:style>
    <style:style style:name="P15" style:parent-style-name="Normal" style:family="paragraph">
      <style:paragraph-properties fo:margin-left="-0.0138in" fo:margin-right="-0.0138in">
        <style:tab-stops/>
      </style:paragraph-properties>
    </style:style>
    <style:style style:name="P16" style:parent-style-name="Normal" style:family="paragraph">
      <style:paragraph-properties fo:margin-left="-0.0138in" fo:margin-right="-0.0138in">
        <style:tab-stops/>
      </style:paragraph-properties>
    </style:style>
    <style:style style:name="P17" style:parent-style-name="Normal" style:family="paragraph">
      <style:paragraph-properties fo:margin-left="-0.0138in" fo:margin-right="-0.0138in">
        <style:tab-stops/>
      </style:paragraph-properties>
    </style:style>
    <style:style style:name="P18" style:parent-style-name="Normal" style:family="paragraph">
      <style:paragraph-properties fo:margin-left="-0.0138in" fo:margin-right="-0.0138in">
        <style:tab-stops/>
      </style:paragraph-properties>
    </style:style>
    <style:style style:name="P19" style:parent-style-name="Normal" style:family="paragraph">
      <style:paragraph-properties fo:margin-left="-0.0138in" fo:margin-right="-0.0138in">
        <style:tab-stops/>
      </style:paragraph-properties>
      <style:text-properties fo:font-weight="bold" style:font-weight-asian="bold" style:font-weight-complex="bold"/>
    </style:style>
    <style:style style:name="P20" style:parent-style-name="Normal" style:family="paragraph">
      <style:paragraph-properties fo:margin-left="-0.0138in" fo:margin-right="-0.0138in">
        <style:tab-stops/>
      </style:paragraph-properties>
    </style:style>
    <style:style style:name="P21" style:parent-style-name="Normal" style:family="paragraph">
      <style:paragraph-properties fo:margin-left="-0.0138in" fo:margin-right="-0.0138in">
        <style:tab-stops/>
      </style:paragraph-properties>
    </style:style>
    <style:style style:name="P22" style:parent-style-name="Normal" style:family="paragraph">
      <style:paragraph-properties fo:margin-left="-0.0138in" fo:margin-right="-0.0138in">
        <style:tab-stops/>
      </style:paragraph-properties>
    </style:style>
    <style:style style:name="P23" style:parent-style-name="Normal" style:family="paragraph">
      <style:paragraph-properties fo:margin-left="-0.0138in" fo:margin-right="-0.0138in">
        <style:tab-stops/>
      </style:paragraph-properties>
    </style:style>
  </office:automatic-styles>
  <office:body>
    <office:text text:use-soft-page-breaks="true">
      <text:p text:style-name="P1"><text:bookmark-start text:name="_Hlk216096843"/><text:bookmark-start text:name="_Hlk218880395"/>Amsterdam, 9 januari 2026</text:p>
      <text:p text:style-name="Normal"/>
      <text:p text:style-name="Normal">Geachte<text:s/>mijnheer/mevrouw, <text:s/></text:p>
      <text:p text:style-name="Normal"/>
      <text:p text:style-name="Normal">Graag wil ik met deze email solliciteren naar een van de stageplekken bij XR-lab. Mijn naam is Jannes Veuger, ik<text:span text:style-name="T2"><text:s/></text:span><text:span text:style-name="T3">ben een derdejaars student software-development bij Mediacollege Amsterdam. Ik heb afgelopen jaar kennisgemaakt met jullie bedrijf tijdens de werkzaamheden van het VR-project Open Torendag. Ik vond het erg leuk om op jullie werkplek te leren over VR-development. Daarnaast vond ik het een prettige werkomgeving, en zag ook dat jullie erg mooie artistieke creaties maken. Hier zou ik graag meer over willen leren,<text:s/></text:span><text:span text:style-name="T4">net<text:s/></text:span><text:span text:style-name="T5"><text:s/>zoals het werken aan eindproducten en<text:s/></text:span><text:span text:style-name="T6">werken<text:s/></text:span><text:span text:style-name="T7">onder een zekere tijdsdruk.<text:s/></text:span></text:p>
      <text:p text:style-name="Normal">Voor mijn opleiding ben ik op zoek naar een stageplek van de eerste helft van 2026 (9 februari t/m 3 juli).<text:s/></text:p>
      <text:p text:style-name="P8"/>
      <text:p text:style-name="Normal"><text:span text:style-name="T9"><text:s/>Als jonge<text:s/></text:span><text:span text:style-name="T10">softwareontwikkelaar<text:s/></text:span><text:span text:style-name="T11">met<text:s/></text:span><text:span text:style-name="T12">een<text:s/></text:span><text:span text:style-name="T13">interesse<text:s/></text:span>in de werking van systemen op laag niveau en in technische complexiteit.<text:s/>Qua leren ben ik <text:s/>vind ik het prettig om dingen zelf uit te zoeken.<text:s/><text:s/>Zo kan ik core-concepten zoals OOP en data/logic separatie overbrengen naar nieuwe omgevingen, zo kom ik gemakkelijk op snelheid in nieuwe omgevingen en met nieuwe technieken. <text:s/></text:p>
      <text:p text:style-name="Normal">Ik kan comfortabel groepen aanspreken en heb ervaring <text:s/>met het representeren op publieke evenementen, zo ben ik aanwezig bij de meerderheid van de open dagen van MA en heb ik in de leerlingenraad gezeten tijdens mijn tijd op mijn middelbare school.<text:s/></text:p>
      <text:p text:style-name="Normal">In de toekomst <text:s/>wil ik meer ervaring opdoen in project leiderschap en talks kunnen houden</text:p>
      <text:p text:style-name="P14">Ik heb een passie voor het maken en onderhouden van<text:s/>efficiënte en goed gedocumenteerde code<text:s/>en<text:s/>ik ben altijd op zoek naar mogelijkheden om mijn vaardigheden verder te ontwikkelen. Ik heb ervaring met de volgende technologieën, vaardigheden en werkmethode: C#, C, Java(/type)script, svelte, npm, git, linux(Fedora, Nixos), unity, unreal engine 5, neovim, JB Rider (en andere varianten), dotpeek, dnspy, reverse engineering en<text:s/>Scrum (trello/github’s trello clone).</text:p>
      <text:p text:style-name="P15">Projecten waar ik op school aan gewerkt heb, zijn o.a. de Open Toren Dag van de gemeente Amsterdam. Hierbij heeft<text:s/>onze groep een VR-omgeving van<text:s/>de Zuidas<text:s/>ontwikkeld. Ik heb hashing onderzocht en<text:s/>geïmplementeerd. In mijn vrije tijd heb ik een clone gemaakt van Conway’s game of life.<text:s/></text:p>
      <text:soft-page-break/>
      <text:p text:style-name="P16">Ik verwijs u verder naar mijn portfolio: Jannesveuger.dev.</text:p>
      <text:p text:style-name="P17"/>
      <text:p text:style-name="P18">Ik hoop met deze brief uitgenodigd te worden voor een sollicitatiegesprek, waarin<text:s/>ik mijn ervaring en motivatie verder kan toelichten.<text:s/>Ik kijk uit naar uw reactie.</text:p>
      <text:p text:style-name="P19"><text:s text:c="3"/></text:p>
      <text:p text:style-name="P20">Met vriendelijke groeten,<text:s/></text:p>
      <text:p text:style-name="P21"/>
      <text:p text:style-name="P22">Jannes Veuger<text:bookmark-end text:name="_Hlk216096843"/></text:p>
      <text:p text:style-name="P23"><text:bookmark-end text:name="_Hlk218880395"/></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language="en" fo:country="GB"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language="en" fo:country="GB"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language="en" fo:country="GB"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language="en" fo:country="GB"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language="en" fo:country="GB"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language="en" fo:country="G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language="en" fo:country="GB"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language="en" fo:country="GB"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language="en" fo:country="GB" fo:hyphenate="false"/>
    </style:style>
    <style:style style:name="Normal" style:display-name="Normal" style:family="paragraph">
      <style:text-properties fo:language="nl" fo:country="N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language="en" fo:country="GB"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language="en" fo:country="GB"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language="en" fo:country="GB"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language="en" fo:country="GB"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language="en" fo:country="GB"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nes Veuger</meta:initial-creator>
    <dc:creator>Jannes Veuger</dc:creator>
    <meta:creation-date>2026-01-09T20:53:00Z</meta:creation-date>
    <dc:date>2026-01-09T21:12:00Z</dc:date>
    <meta:template xlink:href="Normal.dotm" xlink:type="simple"/>
    <meta:editing-cycles>3</meta:editing-cycles>
    <meta:editing-duration>PT1080S</meta:editing-duration>
    <meta:document-statistic meta:page-count="2" meta:paragraph-count="4" meta:word-count="373" meta:character-count="2497" meta:row-count="17" meta:non-whitespace-character-count="2128"/>
  </office:meta>
</office:document-meta>
</file>